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fo:color="#ff0000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2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1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2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2.00pt" fo:font-weight="normal" fo:font-family="Verdana" style:font-family-asian="Verdana" style:font-family-complex="Verdana" fo:background-color="transparent" style:use-window-font-color="true" fo:font-style="italic"/>
    </style:style>
    <style:style style:name="T22" style:family="text">
      <style:text-properties fo:font-size="12.00pt" fo:font-weight="normal" fo:font-family="Verdana" style:font-family-asian="Verdana" style:font-family-complex="Verdana" fo:background-color="transparent" fo:color="#00b05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<text:line-break/>Übung Benutzerrechte</text:span></text:p>
      <text:p text:style-name="P2"><text:span text:style-name="T2"><text:line-break/><text:line-break/></text:span><text:span text:style-name="T3">1. In welchen Gruppen ist Ihr Benutzername Mitglied?<text:line-break/><text:line-break/></text:span><text:span text:style-name="T4">tz, adm, cdrom, sudo, dip, plugdev, lpadmin, lxd, sambashare</text:span><text:span text:style-name="T5"><text:line-break/></text:span></text:p>
      <text:p text:style-name="P2"><text:span text:style-name="T6">2. Finden Sie zum Befehl<text:s/></text:span><text:span text:style-name="T7">groups</text:span><text:span text:style-name="T8"><text:s/>heraus was dieser ausgibt und bilden die Ausgabe mit dem Befehl id nach.<text:line-break/><text:line-break/></text:span><text:span text:style-name="T9">Der Befehl 'groups' bzw 'groups USERNAME' zeigt alle Gruppen an, in denen sich der User befindet.</text:span></text:p>
      <text:p text:style-name="P2"><text:span text:style-name="T9"/></text:p>
      <text:p text:style-name="P2"><text:span text:style-name="T9">id | cut -d " " -f3</text:span><text:span text:style-name="T10"><text:line-break/></text:span></text:p>
      <text:p text:style-name="P3"><text:span text:style-name="T11">id -Gn</text:span></text:p>
      <text:p text:style-name="P4"><text:span text:style-name="T12"/></text:p>
      <text:p text:style-name="P4"><text:span text:style-name="T12">3. Editieren Sie die Datei /etc/sudoers mit<text:s/></text:span><text:span text:style-name="T13">visudo<text:s/></text:span><text:span text:style-name="T14">und tragen einen neuen Benutzer ein.<text:line-break/><text:line-break/></text:span><text:span text:style-name="T15">sudo visudo</text:span><text:span text:style-name="T16"><text:line-break/></text:span></text:p>
      <text:p text:style-name="P4"><text:span text:style-name="T16">4. Lassen Sie sich nur Ihre UID anzeigen.<text:line-break/><text:line-break/></text:span><text:span text:style-name="T17">id -u</text:span><text:span text:style-name="T18"><text:line-break/></text:span></text:p>
      <text:p text:style-name="P4"><text:span text:style-name="T18">5. Wechseln Sie mit 2 Möglichkeiten zum Benutzer root.</text:span></text:p>
      <text:p text:style-name="P4"><text:span text:style-name="T18"><text:line-break/>Was ist der Unterschied zwischen<text:s/></text:span><text:span text:style-name="T19">sudo -i</text:span><text:span text:style-name="T20"><text:s/>und<text:s/></text:span><text:span text:style-name="T21">sudo su?<text:line-break/><text:line-break/></text:span><text:span text:style-name="T22">Der Befehl "sudo -i" startet eine Login shell, "sudo su" nutzt jedoch die gleiche Shell, in der ein Befehl als der jeweilige angegebene user gestartet wird.</text:span></text:p>
      <text:p text:style-name="P4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